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500000238C5D2434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99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00b8ff" draw:opacity="70%" draw:textarea-vertical-align="middle" draw:shadow="hidden"/>
    </style:style>
    <style:style style:name="gr5" style:family="graphic" style:parent-style-name="standard">
      <style:graphic-properties draw:stroke="none" draw:fill="solid" draw:fill-color="#0099ff" draw:opacity="40%" draw:textarea-vertical-align="middle" draw:shadow="hidden"/>
    </style:style>
    <style:style style:name="gr6" style:family="graphic" style:parent-style-name="standard">
      <style:graphic-properties draw:stroke="none" draw:fill="solid" draw:fill-color="#00b8ff" draw:opacity="60%" draw:textarea-vertical-align="middle" draw:shadow="hidden"/>
    </style:style>
    <style:style style:name="gr7" style:family="graphic" style:parent-style-name="standard">
      <style:graphic-properties draw:stroke="none" draw:fill="solid" draw:fill-color="#00b8ff" draw:opacity="50%" draw:textarea-vertical-align="middle" draw:shadow="hidden"/>
    </style:style>
    <style:style style:name="gr8" style:family="graphic" style:parent-style-name="standard">
      <style:graphic-properties draw:stroke="none" draw:fill="none" draw:fill-color="#0099ff" fo:min-height="1.95cm" draw:shadow="hidden"/>
    </style:style>
    <style:style style:name="gr9" style:family="graphic" style:parent-style-name="standard">
      <style:graphic-properties draw:stroke="none" draw:fill="none" draw:fill-color="#0099ff" fo:min-height="2.15cm" draw:shadow="hidden"/>
    </style:style>
    <style:style style:name="gr10" style:family="graphic" style:parent-style-name="standard">
      <style:graphic-properties draw:stroke="none" draw:fill="none" draw:fill-color="#0099ff" fo:min-height="1.75cm" draw:shadow="hidden"/>
    </style:style>
    <style:style style:name="gr11" style:family="graphic" style:parent-style-name="standard">
      <style:graphic-properties draw:stroke="none" draw:fill="solid" draw:fill-color="#00b8ff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5" style:family="graphic" style:parent-style-name="standard">
      <style:graphic-properties draw:stroke="none" draw:fill="none" draw:fill-color="#0099ff" fo:min-height="3.897cm" draw:shadow="hidden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1.943cm"/>
    </style:style>
    <style:style style:name="pr3" style:family="presentation" style:parent-style-name="Standard-outline1" style:list-style-name="L3">
      <style:graphic-properties fo:min-height="16.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 style:list-style-name="L3">
      <style:graphic-properties fo:min-height="16.4cm"/>
    </style:style>
    <style:style style:name="pr6" style:family="presentation" style:parent-style-name="Standard-outline1" style:list-style-name="L3">
      <style:graphic-properties fo:min-height="16.4cm"/>
    </style:style>
    <style:style style:name="pr7" style:family="presentation" style:parent-style-name="Standard-outline1" style:list-style-name="L3">
      <style:graphic-properties fo:min-height="16.4cm"/>
    </style:style>
    <style:style style:name="pr8" style:family="presentation" style:parent-style-name="Standard-outline1" style:list-style-name="L3">
      <style:graphic-properties fo:min-height="16.4cm"/>
    </style:style>
    <style:style style:name="pr9" style:family="presentation" style:parent-style-name="Standard-outline1" style:list-style-name="L3">
      <style:graphic-properties fo:min-height="16.4cm"/>
    </style:style>
    <style:style style:name="pr10" style:family="presentation" style:parent-style-name="Standard-outline1" style:list-style-name="L3">
      <style:graphic-properties fo:min-height="16.4cm"/>
    </style:style>
    <style:style style:name="pr11" style:family="presentation" style:parent-style-name="Standard-outline1" style:list-style-name="L3">
      <style:graphic-properties fo:min-height="16.4cm"/>
    </style:style>
    <style:style style:name="pr12" style:family="presentation" style:parent-style-name="Standard-outline1" style:list-style-name="L3">
      <style:graphic-properties fo:min-height="16.4cm"/>
    </style:style>
    <style:style style:name="pr13" style:family="presentation" style:parent-style-name="Standard-outline1" style:list-style-name="L3">
      <style:graphic-properties fo:min-height="16.4cm"/>
    </style:style>
    <style:style style:name="pr14" style:family="presentation" style:parent-style-name="Standard-outline1" style:list-style-name="L3">
      <style:graphic-properties fo:min-height="16.4cm"/>
    </style:style>
    <style:style style:name="pr15" style:family="presentation" style:parent-style-name="Standard-outline1" style:list-style-name="L3">
      <style:graphic-properties fo:min-height="16.4cm"/>
    </style:style>
    <style:style style:name="pr16" style:family="presentation" style:parent-style-name="Standard-outline1" style:list-style-name="L3">
      <style:graphic-properties fo:min-height="16.4cm"/>
    </style:style>
    <style:style style:name="pr17" style:family="presentation" style:parent-style-name="Standard-outline1" style:list-style-name="L3">
      <style:graphic-properties fo:min-height="16.4cm"/>
    </style:style>
    <style:style style:name="pr18" style:family="presentation" style:parent-style-name="Standard-outline1" style:list-style-name="L3">
      <style:graphic-properties fo:min-height="16.4cm"/>
    </style:style>
    <style:style style:name="pr19" style:family="presentation" style:parent-style-name="Standard-outline1" style:list-style-name="L3">
      <style:graphic-properties fo:min-height="16.4cm"/>
    </style:style>
    <style:style style:name="pr20" style:family="presentation" style:parent-style-name="Standard-outline1" style:list-style-name="L3">
      <style:graphic-properties fo:min-height="16.4cm"/>
    </style:style>
    <style:style style:name="pr21" style:family="presentation" style:parent-style-name="Standard-outline1" style:list-style-name="L3">
      <style:graphic-properties fo:min-height="16.4cm"/>
    </style:style>
    <style:style style:name="pr22" style:family="presentation" style:parent-style-name="Standard-outline1" style:list-style-name="L3">
      <style:graphic-properties fo:min-height="16.4cm"/>
    </style:style>
    <style:style style:name="P1" style:family="paragraph">
      <style:paragraph-properties fo:text-align="center"/>
      <style:text-properties fo:color="#ffffff" fo:font-family="'Arial Black'" style:font-family-generic="swiss" style:font-pitch="variable" fo:font-size="20pt" style:font-size-asian="20pt" style:font-size-complex="20pt"/>
    </style:style>
    <style:style style:name="P2" style:family="paragraph">
      <style:paragraph-properties fo:text-align="center"/>
      <style:text-properties fo:color="#ffffff" fo:font-family="'Arial Black'" style:font-family-generic="swiss" style:font-pitch="variable" fo:font-size="20pt" style:font-size-asian="20pt" style:font-size-complex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1.1cm"/>
      <style:text-properties fo:color="#ffffff"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top="0cm" fo:margin-bottom="0cm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paragraph-properties fo:margin-top="1cm" fo:margin-bottom="0cm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ffffff" fo:font-family="'Arial Black'" style:font-family-generic="swiss" style:font-pitch="variable" fo:font-size="28pt" style:font-size-asian="28pt" style:font-size-complex="28pt"/>
    </style:style>
    <style:style style:name="T2" style:family="text">
      <style:text-properties fo:color="#ffffff" style:text-outline="false" style:text-line-through-style="none" fo:font-family="Arial" style:font-style-name="Kursiv" style:font-family-generic="swiss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Microsoft YaHei'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text-outline="false" style:text-line-through-style="none" fo:font-family="Arial" style:font-style-name="Kursiv" style:font-family-generic="swiss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rect draw:style-name="gr1" draw:text-style-name="P1" draw:layer="layout" svg:width="17.4cm" svg:height="0.2cm" svg:x="5.35cm" svg:y="11.08cm">
            <text:p/>
          </draw:rect>
          <draw:frame draw:style-name="gr2" draw:text-style-name="P2" draw:layer="layout" svg:width="17.5cm" svg:height="1.64cm" svg:x="5.25cm" svg:y="9.68cm">
            <draw:text-box>
              <text:p text:style-name="P2"><text:span text:style-name="T1">The Real Java Gam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rect draw:style-name="gr4" draw:text-style-name="P3" draw:layer="layout" svg:width="6.5cm" svg:height="1.657cm" svg:x="6.8cm" svg:y="9.643cm">
          <text:p/>
        </draw:rect>
        <draw:rect draw:style-name="gr5" draw:text-style-name="P4" draw:layer="layout" svg:width="6.3cm" svg:height="17.61cm" svg:x="0.5cm" svg:y="0.7cm">
          <text:p/>
        </draw:rect>
        <draw:rect draw:style-name="gr6" draw:text-style-name="P4" draw:layer="layout" svg:width="6.298cm" svg:height="0.857cm" svg:x="0.5cm" svg:y="4.543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7" draw:text-style-name="P4" draw:layer="layout" svg:width="6.3cm" svg:height="0.857cm" svg:x="0.5cm" svg:y="9.643cm">
          <text:p/>
        </draw:rect>
        <draw:rect draw:style-name="gr4" draw:text-style-name="P3" draw:layer="layout" svg:width="6.5cm" svg:height="2.352cm" svg:x="6.8cm" svg:y="4.548cm">
          <text:p/>
        </draw:rect>
        <draw:rect draw:style-name="gr6" draw:text-style-name="P4" draw:layer="layout" svg:width="6.298cm" svg:height="0.857cm" svg:x="0.5cm" svg:y="2.9cm">
          <text:p/>
        </draw:rect>
        <draw:frame presentation:style-name="pr3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frame draw:style-name="gr8" draw:text-style-name="P6" draw:layer="layout" svg:width="6.8cm" svg:height="2.2cm" svg:x="6.8cm" svg:y="4.6cm">
          <draw:text-box>
            <text:list text:style-name="L4">
              <text:list-header>
                <text:p text:style-name="P6"><text:span text:style-name="T3">Quellcode</text:span></text:p>
                <text:p text:style-name="P6"><text:span text:style-name="T3">UML-Diagramme</text:span></text:p>
                <text:p text:style-name="P6"><text:span text:style-name="T3">ausführbare Dateien</text:span><text:span text:style-name="T3"><text:tab/></text:span></text:p>
                <text:p text:style-name="P6"><text:span text:style-name="T3">Ressourcenplan </text:span></text:p>
              </text:list-header>
            </text:list>
          </draw:text-box>
        </draw:frame>
        <draw:frame draw:style-name="gr9" draw:text-style-name="P6" draw:layer="layout" svg:width="5.2cm" svg:height="2.4cm" svg:x="6.9cm" svg:y="9.643cm">
          <draw:text-box>
            <text:list text:style-name="L4">
              <text:list-header>
                <text:p text:style-name="P6"><text:span text:style-name="T3">Kosten</text:span></text:p>
                <text:p text:style-name="P6"><text:span text:style-name="T3">Aufwand</text:span></text:p>
                <text:p text:style-name="P6"><text:span text:style-name="T3">Zeitablauf</text:span></text:p>
              </text:list-header>
            </text:list>
          </draw:text-box>
        </draw:frame>
        <draw:rect draw:style-name="gr4" draw:text-style-name="P3" draw:layer="layout" svg:width="6.5cm" svg:height="1.2cm" svg:x="6.798cm" svg:y="2.9cm">
          <text:p/>
        </draw:rect>
        <draw:frame draw:style-name="gr10" draw:text-style-name="P6" draw:layer="layout" svg:width="6.502cm" svg:height="2cm" svg:x="6.798cm" svg:y="2.9cm">
          <draw:text-box>
            <text:list text:style-name="L4">
              <text:list-header>
                <text:p text:style-name="P6"><text:span text:style-name="T3">Entscheidungen</text:span></text:p>
                <text:p text:style-name="P6"><text:span text:style-name="T3">Ressourcen</text:span></text:p>
              </text:list-header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2" draw:text-style-name="P7" draw:layer="layout" svg:width="6.4cm" svg:height="0.983cm" svg:x="12.35cm" svg:y="0.7cm">
          <draw:text-box>
            <text:p text:style-name="P7"><text:span text:style-name="T4">Inhaltsverzeichnis</text:span></text:p>
          </draw:text-box>
        </draw:frame>
        <draw:rect draw:style-name="gr11" draw:text-style-name="P4" draw:layer="layout" svg:width="6.7cm" svg:height="0.1cm" svg:x="12.2cm" svg:y="1.5cm">
          <text:p/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1.2cm">
          <text:p/>
        </draw:rect>
        <draw:frame presentation:style-name="pr5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Aufgabenbeschreibung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3.181cm" svg:x="8.8cm" svg:y="7.4cm">
          <draw:text-box>
            <text:list text:style-name="L1">
              <text:list-item>
                <text:p text:style-name="P10"><text:span text:style-name="T6">Spielentwicklung in Java</text:span></text:p>
              </text:list-item>
              <text:list-item>
                <text:p text:style-name="P10"><text:span text:style-name="T6">Eigene Ressourcenplan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2.943cm">
          <text:p/>
        </draw:rect>
        <draw:frame presentation:style-name="pr6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Pflichten-/Lastenheft</text:span></text:p>
          </draw:text-box>
        </draw:frame>
        <draw:rect draw:style-name="gr11" draw:text-style-name="P4" draw:layer="layout" svg:width="6.7cm" svg:height="0.1cm" svg:x="12.25cm" svg:y="1.5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2.943cm">
          <text:p/>
        </draw:rect>
        <draw:frame presentation:style-name="pr7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Entscheidungen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3.181cm" svg:x="8.8cm" svg:y="7.401cm">
          <draw:text-box>
            <text:list text:style-name="L1">
              <text:list-item>
                <text:p text:style-name="P10"><text:span text:style-name="T6">Meilenstein knapp gesetzt</text:span></text:p>
              </text:list-item>
              <text:list-item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2.943cm">
          <text:p/>
        </draw:rect>
        <draw:frame presentation:style-name="pr8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Ressourcen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5.146cm" svg:x="8.8cm" svg:y="7.402cm">
          <draw:text-box>
            <text:list text:style-name="L1">
              <text:list-item>
                <text:p text:style-name="P10"><text:span text:style-name="T6">Youtube Videos </text:span></text:p>
              </text:list-item>
              <text:list-item>
                <text:p text:style-name="P10"><text:span text:style-name="T6">StackOverflow</text:span></text:p>
              </text:list-item>
              <text:list-item>
                <text:p text:style-name="P10"><text:span text:style-name="T6">Ausgeteilte Dokumente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4.6cm">
          <text:p/>
        </draw:rect>
        <draw:frame presentation:style-name="pr9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Arbeitsergebnisse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CRÄCK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4.6cm">
          <text:p/>
        </draw:rect>
        <draw:frame presentation:style-name="pr10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Quellcode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5" draw:text-style-name="P10" draw:layer="layout" svg:width="17.8cm" svg:height="6.076cm" svg:x="7.4cm" svg:y="7.2cm">
          <draw:text-box>
            <text:list text:style-name="L1">
              <text:list-item>
                <text:p text:style-name="P10"><text:span text:style-name="T6">HIER NUR WICHTIGE QUELLCODES</text:span></text:p>
              </text:list-item>
              <text:list-item>
                <text:p text:style-name="P10"><text:span text:style-name="T6">ANBESTEN NUR SACHEN WORAUF WIR STOLZ SIND</text:span><text:span text:style-name="T6"><text:line-break/></text:span><text:span text:style-name="T6">KOMPLIZIERTE LOGIKEN KURZ ZUSAMMENGEFAS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4.6cm">
          <text:p/>
        </draw:rect>
        <draw:frame presentation:style-name="pr11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UML-Diagramm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3.146cm" svg:x="8.8cm" svg:y="7.402cm">
          <draw:text-box>
            <text:list text:style-name="L1">
              <text:list-item>
                <text:p text:style-name="P10"><text:span text:style-name="T6">NACHTRAGEN SOBALD PROGRAMMIERUNG DEADLINE ERREICHT HA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4.6cm">
          <text:p/>
        </draw:rect>
        <draw:frame presentation:style-name="pr12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Ausführbare Datei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ZUM SCHLUSS ERSTELL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4.6cm">
          <text:p/>
        </draw:rect>
        <draw:frame presentation:style-name="pr13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Ressourcenplan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4.111cm" svg:x="8.8cm" svg:y="7.402cm">
          <draw:text-box>
            <text:list text:style-name="L1">
              <text:list-item>
                <text:p text:style-name="P10"><text:span text:style-name="T6">WIE HABEN WIR UNS AUFGETEILT</text:span><text:span text:style-name="T6"><text:line-break/></text:span><text:span text:style-name="T6">WER HAT WAS GEMACHT</text:span><text:span text:style-name="T6"><text:line-break/></text:span><text:span text:style-name="T6">DIAGRAMME UND STATISTIKEN SIND GANZ NETT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6.2cm">
          <text:p/>
        </draw:rect>
        <draw:frame presentation:style-name="pr14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Funktionstest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Spielen?! ODER WAT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7.9cm">
          <text:p/>
        </draw:rect>
        <draw:frame presentation:style-name="pr15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Tests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5.146cm" svg:x="8.8cm" svg:y="7.402cm">
          <draw:text-box>
            <text:list text:style-name="L1">
              <text:list-item>
                <text:p text:style-name="P10"><text:span text:style-name="T6">Spiel starten</text:span></text:p>
              </text:list-item>
              <text:list-item>
                <text:p text:style-name="P10"><text:span text:style-name="T6">Funktioniert es?</text:span></text:p>
              </text:list-item>
              <text:list-item>
                <text:p text:style-name="P10"><text:span text:style-name="T6">Nein? → Neusta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9.6cm">
          <text:p/>
        </draw:rect>
        <draw:frame presentation:style-name="pr16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Aufwandsschätzung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2.181cm" svg:x="8.8cm" svg:y="7.402cm">
          <draw:text-box>
            <text:list text:style-name="L1">
              <text:list-item>
                <text:p text:style-name="P10"><text:span text:style-name="T6">ZU VIEL AUFGABEN, ZU WENIG RESSOURC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9.6cm">
          <text:p/>
        </draw:rect>
        <draw:frame presentation:style-name="pr17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Kosten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3.146cm" svg:x="8.8cm" svg:y="7.402cm">
          <draw:text-box>
            <text:list text:style-name="L1">
              <text:list-item>
                <text:p text:style-name="P10"><text:span text:style-name="T6">Da nur 2 Mitarbeiter, kosten dementsprechend hoch durch die kurze Zeit. Whatev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9.6cm">
          <text:p/>
        </draw:rect>
        <draw:frame presentation:style-name="pr18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11"><text:span text:style-name="T5">Zeitablauf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8.076cm" svg:x="8.8cm" svg:y="7.402cm">
          <draw:text-box>
            <text:list text:style-name="L1">
              <text:list-item>
                <text:p text:style-name="P10"><text:span text:style-name="T6">Erste 4 Monate Chillen</text:span></text:p>
              </text:list-item>
              <text:list-item>
                <text:p text:style-name="P10"><text:span text:style-name="T6">5. Monat bisschen arbeiten</text:span></text:p>
              </text:list-item>
              <text:list-item>
                <text:p text:style-name="P10"><text:span text:style-name="T6">Ende 5. Monat Chaos , Stress und Panik</text:span></text:p>
              </text:list-item>
              <text:list-item>
                <text:p text:style-name="P10"><text:span text:style-name="T6">True Sto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11.2cm">
          <text:p/>
        </draw:rect>
        <draw:frame presentation:style-name="pr19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Wartung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Wartung? Was den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12.9cm">
          <text:p/>
        </draw:rect>
        <draw:frame presentation:style-name="pr20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Dokumentation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J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14.643cm">
          <text:p/>
        </draw:rect>
        <draw:frame presentation:style-name="pr21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Planung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7.111cm" svg:x="8.8cm" svg:y="7.402cm">
          <draw:text-box>
            <text:list text:style-name="L1">
              <text:list-item>
                <text:p text:style-name="P10"><text:span text:style-name="T6">Brainstorming</text:span></text:p>
              </text:list-item>
              <text:list-item>
                <text:p text:style-name="P10"><text:span text:style-name="T6">Diagramme </text:span></text:p>
              </text:list-item>
              <text:list-item>
                <text:p text:style-name="P10"><text:span text:style-name="T6">Pflicht und Lastenheft</text:span></text:p>
              </text:list-item>
              <text:list-item>
                <text:p text:style-name="P10"><text:span text:style-name="T6">Brainfuck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rect draw:style-name="gr5" draw:text-style-name="P4" draw:layer="layout" svg:width="6.3cm" svg:height="17.61cm" svg:x="0.5cm" svg:y="0.7cm">
          <text:p/>
        </draw:rect>
        <draw:frame presentation:style-name="pr2" draw:layer="layout" svg:width="25.199cm" svg:height="1.943cm" svg:x="1.4cm" svg:y="1.618cm" presentation:class="title" presentation:user-transformed="true">
          <draw:text-box>
            <text:p><text:s/></text:p>
          </draw:text-box>
        </draw:frame>
        <draw:rect draw:style-name="gr6" draw:text-style-name="P4" draw:layer="layout" svg:width="6.298cm" svg:height="0.857cm" svg:x="0.5cm" svg:y="16.243cm">
          <text:p/>
        </draw:rect>
        <draw:frame presentation:style-name="pr22" draw:text-style-name="P5" draw:layer="layout" svg:width="8.8cm" svg:height="16.4cm" svg:x="-0.3cm" svg:y="1.4cm" presentation:class="outline" presentation:user-transformed="true">
          <draw:text-box>
            <text:list text:style-name="L3">
              <text:list-item>
                <text:p text:style-name="P5"><text:span text:style-name="T2">Aufgabenbeschreibung</text:span></text:p>
              </text:list-item>
              <text:list-item>
                <text:p text:style-name="P5"><text:span text:style-name="T2">Pflichten-/Lastenheft</text:span></text:p>
              </text:list-item>
              <text:list-item>
                <text:p text:style-name="P5"><text:span text:style-name="T2">Arbeitsergebnisse</text:span></text:p>
              </text:list-item>
              <text:list-item>
                <text:p text:style-name="P5"><text:span text:style-name="T2">Funktionstest</text:span></text:p>
              </text:list-item>
              <text:list-item>
                <text:p text:style-name="P5"><text:span text:style-name="T2">Tests</text:span></text:p>
              </text:list-item>
              <text:list-item>
                <text:p text:style-name="P5"><text:span text:style-name="T2">Aufwandsschätzung</text:span></text:p>
              </text:list-item>
              <text:list-item>
                <text:p text:style-name="P5"><text:span text:style-name="T2">Wartung </text:span></text:p>
              </text:list-item>
              <text:list-item>
                <text:p text:style-name="P5"><text:span text:style-name="T2">Dokumentation</text:span></text:p>
              </text:list-item>
              <text:list-item>
                <text:p text:style-name="P5"><text:span text:style-name="T2">Planung</text:span></text:p>
              </text:list-item>
              <text:list-item>
                <text:p text:style-name="P5"><text:span text:style-name="T2">Ist-Zustand</text:span></text:p>
              </text:list-item>
            </text:list>
          </draw:text-box>
        </draw:frame>
        <draw:rect draw:style-name="gr11" draw:text-style-name="P4" draw:layer="layout" svg:width="6.3cm" svg:height="0.11cm" svg:x="0.5cm" svg:y="18.2cm">
          <text:p/>
        </draw:rect>
        <draw:frame draw:style-name="gr13" draw:text-style-name="P9" draw:layer="layout" svg:width="6.8cm" svg:height="1.385cm" svg:x="12.2cm" svg:y="0.7cm">
          <draw:text-box>
            <text:p text:style-name="P4"><text:span text:style-name="T5">Ist-Zustand</text:span></text:p>
          </draw:text-box>
        </draw:frame>
        <draw:rect draw:style-name="gr11" draw:text-style-name="P4" draw:layer="layout" svg:width="6.7cm" svg:height="0.1cm" svg:x="12.25cm" svg:y="1.5cm">
          <text:p/>
        </draw:rect>
        <draw:frame draw:style-name="gr14" draw:text-style-name="P10" draw:layer="layout" svg:width="16.6cm" svg:height="1.216cm" svg:x="8.8cm" svg:y="7.402cm">
          <draw:text-box>
            <text:list text:style-name="L1">
              <text:list-item>
                <text:p text:style-name="P10"><text:span text:style-name="T6">So starte das Spiel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1500000238C5D2434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2T19:15:41.06</meta:creation-date>
    <meta:editing-duration>PT3H31M36S</meta:editing-duration>
    <meta:editing-cycles>12</meta:editing-cycles>
    <dc:date>2015-01-12T23:13:15.92</dc:date>
    <meta:generator>OpenOffice/4.1.1$Win32 OpenOffice.org_project/411m6$Build-9775</meta:generator>
    <meta:document-statistic meta:object-count="222"/>
  </office:meta>
</office:document-meta>
</file>